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ll Phone Antenna Boosters</text:p>
      <text:p text:style-name="Standard"/>
      <text:p text:style-name="Standard">The antenna booster is a small device that is placed behind the battery of the cell phone. <text:s/></text:p>
      <text:p text:style-name="Standard"/>
      <text:p text:style-name="Standard">Step one is to take off the back of the battery cover and take the batter out. </text:p>
      <text:p text:style-name="Standard"/>
      <text:p text:style-name="Standard">Step two is to insert the cell phone antenna booster. </text:p>
      <text:p text:style-name="Standard"/>
      <text:p text:style-name="Standard">Step three is to put the battery back into the cell phone and put the cover in place. <text:s/></text:p>
      <text:p text:style-name="Standard"/>
      <text:p text:style-name="Standard">How it Works</text:p>
      <text:p text:style-name="Standard">The antenna boosters are basically a thin plate that when put in the batter compartment helps to radiate and capture more cell phone signal. <text:s/>The battery compartment just happens to be ideally placed close to the base of the antenna. <text:s/></text:p>
      <text:p text:style-name="Standard"/>
      <text:p text:style-name="Standard">If you need a little more power, the cell phone antenna booster is a good choice. <text:s/>If you need, the most reliability possible an external cell phone antenna is the best choi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noppix User</meta:initial-creator>
    <meta:creation-date>2009-11-22T01:15:23</meta:creation-date>
    <meta:document-statistic meta:table-count="0" meta:image-count="0" meta:object-count="0" meta:page-count="1" meta:paragraph-count="8" meta:word-count="141" meta:character-count="763"/>
    <dc:date>2009-11-22T01:25:18</dc:date>
    <dc:creator>Knoppix User</dc:creator>
    <meta:editing-duration>PT00H09M55S</meta:editing-duration>
    <meta:editing-cycles>1</meta:editing-cycles>
    <meta:generator>OpenOffice.org/3.0$Linux OpenOffice.org_project/300m14$Build-9376</meta:generator>
  </office:meta>
</office:document-meta>
</file>